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.912cm" fo:margin-left="0cm" table:align="left"/>
    </style:style>
    <style:style style:name="Table1.A" style:family="table-column">
      <style:table-column-properties style:column-width="4.249cm"/>
    </style:style>
    <style:style style:name="Table1.B" style:family="table-column">
      <style:table-column-properties style:column-width="4.251cm"/>
    </style:style>
    <style:style style:name="Table1.D" style:family="table-column">
      <style:table-column-properties style:column-width="5.16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5b64" officeooo:paragraph-rsid="00155b64"/>
    </style:style>
    <style:style style:name="P2" style:family="paragraph" style:parent-style-name="Standard" style:list-style-name="L2">
      <style:text-properties officeooo:rsid="00173bf3" officeooo:paragraph-rsid="00173bf3"/>
    </style:style>
    <style:style style:name="P3" style:family="paragraph" style:parent-style-name="Standard">
      <style:text-properties officeooo:rsid="00173bf3" officeooo:paragraph-rsid="00173bf3"/>
    </style:style>
    <style:style style:name="P4" style:family="paragraph" style:parent-style-name="Standard" style:list-style-name="L2">
      <style:text-properties officeooo:rsid="001822e8" officeooo:paragraph-rsid="001822e8"/>
    </style:style>
    <style:style style:name="P5" style:family="paragraph" style:parent-style-name="Standard" style:list-style-name="L2">
      <style:text-properties officeooo:rsid="001d90ea" officeooo:paragraph-rsid="001d90ea"/>
    </style:style>
    <style:style style:name="P6" style:family="paragraph" style:parent-style-name="Standard" style:list-style-name="L2">
      <style:text-properties officeooo:rsid="001ec7f0" officeooo:paragraph-rsid="001ec7f0"/>
    </style:style>
    <style:style style:name="P7" style:family="paragraph" style:parent-style-name="Table_20_Contents">
      <style:text-properties officeooo:rsid="00155b64" officeooo:paragraph-rsid="00155b64"/>
    </style:style>
    <style:style style:name="P8" style:family="paragraph" style:parent-style-name="Table_20_Contents">
      <style:text-properties officeooo:rsid="00155b64" officeooo:paragraph-rsid="001822e8"/>
    </style:style>
    <style:style style:name="P9" style:family="paragraph" style:parent-style-name="Table_20_Contents">
      <style:text-properties officeooo:rsid="00155b64" officeooo:paragraph-rsid="001af54f"/>
    </style:style>
    <style:style style:name="P10" style:family="paragraph" style:parent-style-name="Table_20_Contents">
      <style:text-properties officeooo:rsid="0015bc62" officeooo:paragraph-rsid="0015bc62"/>
    </style:style>
    <style:style style:name="P11" style:family="paragraph" style:parent-style-name="Table_20_Contents">
      <style:text-properties officeooo:rsid="00173bf3" officeooo:paragraph-rsid="00173bf3"/>
    </style:style>
    <style:style style:name="P12" style:family="paragraph" style:parent-style-name="Table_20_Contents">
      <style:text-properties officeooo:rsid="00173bf3" officeooo:paragraph-rsid="001bf22a"/>
    </style:style>
    <style:style style:name="P13" style:family="paragraph" style:parent-style-name="Table_20_Contents">
      <style:text-properties officeooo:rsid="001822e8" officeooo:paragraph-rsid="001822e8"/>
    </style:style>
    <style:style style:name="P14" style:family="paragraph" style:parent-style-name="Table_20_Contents">
      <style:text-properties officeooo:rsid="0019375b" officeooo:paragraph-rsid="0019375b"/>
    </style:style>
    <style:style style:name="P15" style:family="paragraph" style:parent-style-name="Table_20_Contents">
      <style:text-properties style:text-position="0% 100%" officeooo:rsid="0019375b" officeooo:paragraph-rsid="0019375b"/>
    </style:style>
    <style:style style:name="P16" style:family="paragraph" style:parent-style-name="Table_20_Contents">
      <style:text-properties officeooo:paragraph-rsid="0015bc62"/>
    </style:style>
    <style:style style:name="P17" style:family="paragraph" style:parent-style-name="Table_20_Contents">
      <style:text-properties officeooo:rsid="001bf22a" officeooo:paragraph-rsid="001bf22a"/>
    </style:style>
    <style:style style:name="T1" style:family="text">
      <style:text-properties officeooo:rsid="0015bc62"/>
    </style:style>
    <style:style style:name="T2" style:family="text">
      <style:text-properties style:text-position="sub 58%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73bf3"/>
    </style:style>
    <style:style style:name="T5" style:family="text">
      <style:text-properties officeooo:rsid="00173bf3"/>
    </style:style>
    <style:style style:name="T6" style:family="text">
      <style:text-properties officeooo:rsid="001822e8"/>
    </style:style>
    <style:style style:name="T7" style:family="text">
      <style:text-properties officeooo:rsid="001c38d5"/>
    </style:style>
    <style:style style:name="T8" style:family="text">
      <style:text-properties style:text-position="super 58%"/>
    </style:style>
    <style:style style:name="T9" style:family="text">
      <style:text-properties officeooo:rsid="001f914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691524059" text:style-name="L2">
        <text:list-item>
          <text:p text:style-name="P2">If A is not a square matrix, AA’ and A’A are square n symmetric matrices.</text:p>
        </text:list-item>
        <text:list-item>
          <text:p text:style-name="P2">X’*A*X &gt;0 then A is positive definite.</text:p>
        </text:list-item>
        <text:list-item>
          <text:p text:style-name="P4">X*X’ = I implies that X is orthogonal.</text:p>
        </text:list-item>
        <text:list-item>
          <text:p text:style-name="P6">Pseudo- inverse: (A’*A)<text:span text:style-name="T9">^(-1)</text:span>*A’ for matrix A</text:p>
        </text:list-item>
        <text:list-item>
          <text:p text:style-name="P5">Gradient of a function f w.r.t n variables: df/dx<text:span text:style-name="T2">i</text:span><text:span text:style-name="T3"> for i = 1..n</text:span></text:p>
        </text:list-item>
        <text:list-item>
          <text:p text:style-name="P5"><text:span text:style-name="T3">Hessian of a function f w.r.t n variables: d</text:span><text:span text:style-name="T8">2</text:span><text:span text:style-name="T3">f/dx</text:span><text:span text:style-name="T2">i</text:span><text:span text:style-name="T3">*dx</text:span><text:span text:style-name="T2">j</text:span><text:span text:style-name="T3"> </text:span></text:p>
        </text:list-item>
        <text:list-item>
          <text:p text:style-name="P5"><text:span text:style-name="T3">Jacobian of m functions w.r.t n variables: df</text:span><text:span text:style-name="T2">i</text:span><text:span text:style-name="T3">/dx</text:span><text:span text:style-name="T2">j </text:span><text:span text:style-name="T3">i = 1..m, j = 1..n</text:span></text:p>
        </text:list-item>
      </text:list>
      <text:p text:style-name="P3"/>
      <text:p text:style-name="P1">Types of matrix decompositions and when to use them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row>
          <table:table-cell table:style-name="Table1.A1" office:value-type="string">
            <text:p text:style-name="P7">Decomposition</text:p>
          </table:table-cell>
          <table:table-cell table:style-name="Table1.A1" office:value-type="string">
            <text:p text:style-name="P7">Parameters</text:p>
          </table:table-cell>
          <table:table-cell table:style-name="Table1.A1" office:value-type="string">
            <text:p text:style-name="P7">Usage</text:p>
          </table:table-cell>
          <table:table-cell table:style-name="Table1.D1" office:value-type="string">
            <text:p text:style-name="P7">Notes</text:p>
          </table:table-cell>
        </table:table-row>
        <table:table-row>
          <table:table-cell table:style-name="Table1.A2" office:value-type="string">
            <text:p text:style-name="P7">SVD: M = U*S*V’</text:p>
            <text:p text:style-name="P14">if M <text:span text:style-name="T2">m*n</text:span></text:p>
            <text:p text:style-name="P15">S<text:span text:style-name="T2">m*n</text:span></text:p>
            <text:p text:style-name="P15">U<text:span text:style-name="T2">m*m</text:span></text:p>
            <text:p text:style-name="P15">V<text:span text:style-name="T2">n*n</text:span></text:p>
          </table:table-cell>
          <table:table-cell table:style-name="Table1.A2" office:value-type="string">
            <text:p text:style-name="P7">U, V = orthonormal</text:p>
            <text:p text:style-name="P7">S = diagonal</text:p>
          </table:table-cell>
          <table:table-cell table:style-name="Table1.A2" office:value-type="string">
            <text:p text:style-name="P10">1. finding rank of a matrix(r): <text:span text:style-name="T6">no of non-0 diagonal entries in S.</text:span></text:p>
            <text:p text:style-name="P10">2. finding the range and nullspace of a matrix. Range is the first r cols of U and nullspace the last cols of V except the first r.</text:p>
            <text:p text:style-name="P10">3. <text:span text:style-name="T5">used to compute pseudoinverse of a matrix.</text:span></text:p>
            <text:p text:style-name="P13">4. Least squares minimisation.(it’s the right singular vector for the smallest eigenvalue)</text:p>
          </table:table-cell>
          <table:table-cell table:style-name="Table1.D2" office:value-type="string">
            <text:p text:style-name="P10">Find singular values as square roots of eigenvalues of MM’ or M’M. The eigenvectors of MM’ form the left singular vectors, i.e. cols of U and the eigenvectors of MM’ form the right singular vectors, i.e. cols of V.</text:p>
          </table:table-cell>
        </table:table-row>
        <table:table-row>
          <table:table-cell table:style-name="Table1.A2" office:value-type="string">
            <text:p text:style-name="P7">QR : M= QR</text:p>
            <text:p text:style-name="P14">M<text:span text:style-name="T2">m*n</text:span></text:p>
            <text:p text:style-name="P15">Q<text:span text:style-name="T2">m*n</text:span></text:p>
            <text:p text:style-name="P15">R<text:span text:style-name="T2">n*n</text:span></text:p>
          </table:table-cell>
          <table:table-cell table:style-name="Table1.A2" office:value-type="string">
            <text:p text:style-name="P7">Q <text:s/>= orthogonal</text:p>
            <text:p text:style-name="P7">R = upper triangular</text:p>
          </table:table-cell>
          <table:table-cell table:style-name="Table1.A2" office:value-type="string">
            <text:p text:style-name="P14">1. It’s used to determine the absolute value of the determinant of a matrix</text:p>
            <text:p text:style-name="P14">det(Q) = product of eigenvalues of R if Q is unitary.</text:p>
            <text:p text:style-name="P14">2. Used to solve linear eqns.</text:p>
          </table:table-cell>
          <table:table-cell table:style-name="Table1.D2" office:value-type="string">
            <text:p text:style-name="P10">Perform Gram-Schmidt decomposition, the orthonormal bases r the cols of Q, and the projections of the cols of Q on the orthonormal bases form R.</text:p>
          </table:table-cell>
        </table:table-row>
        <table:table-row>
          <table:table-cell table:style-name="Table1.A2" office:value-type="string">
            <text:p text:style-name="P7">LU: M = LU</text:p>
          </table:table-cell>
          <table:table-cell table:style-name="Table1.A2" office:value-type="string">
            <text:p text:style-name="P7">L = lower triangular</text:p>
            <text:p text:style-name="P9">U = upper triangular</text:p>
          </table:table-cell>
          <table:table-cell table:style-name="Table1.A2" office:value-type="string">
            <text:p text:style-name="P17">Solving systems of linear eqns.</text:p>
          </table:table-cell>
          <table:table-cell table:style-name="Table1.D2" office:value-type="string">
            <text:p text:style-name="P10">Use Gauss-Jordan method of elimination</text:p>
          </table:table-cell>
        </table:table-row>
        <table:table-row>
          <table:table-cell table:style-name="Table1.A2" office:value-type="string">
            <text:p text:style-name="P8">Cholesky: <text:span text:style-name="T5">M = LL*</text:span></text:p>
          </table:table-cell>
          <table:table-cell table:style-name="Table1.A2" office:value-type="string">
            <text:p text:style-name="P11">M = Hermitian, positive definite matrix.</text:p>
            <text:p text:style-name="P11">L = lower triangular</text:p>
            <text:p text:style-name="P11">L* = L’s conjugate transpose</text:p>
          </table:table-cell>
          <table:table-cell table:style-name="Table1.A2" office:value-type="string">
            <text:p text:style-name="P17">Solving systems of linear eqns.<text:span text:style-name="T7">(better than LU).</text:span></text:p>
          </table:table-cell>
          <table:table-cell table:style-name="Table1.D2" office:value-type="string">
            <text:p text:style-name="P11">If M is symmetric, M = LL’.</text:p>
            <text:p text:style-name="P12"><text:a xlink:type="simple" xlink:href="https://aaronschlegel.me/cholesky-decomposition-r-example.html" text:style-name="Internet_20_link" text:visited-style-name="Visited_20_Internet_20_Link"><text:span text:style-name="T1">https://aaronschlegel.me/cholesky-decomposition-r-example.html</text:span></text:a></text:p>
          </table:table-cell>
        </table:table-row>
        <table:table-row>
          <table:table-cell table:style-name="Table1.A2" office:value-type="string">
            <text:p text:style-name="P7">Quadratic form:</text:p>
            <text:p text:style-name="P7">X’*M*X = f(x)</text:p>
          </table:table-cell>
          <table:table-cell table:style-name="Table1.A2" office:value-type="string">
            <text:p text:style-name="P10">M<text:span text:style-name="T2">ij</text:span><text:span text:style-name="T3"> is the coefficient of x</text:span><text:span text:style-name="T2">i</text:span><text:span text:style-name="T3">x</text:span><text:span text:style-name="T2">j</text:span><text:span text:style-name="T3">. M is a symmetric matrix. </text:span><text:span text:style-name="T4">M is n*n if x is a n*1 dimensional vector.</text:span></text:p>
          </table:table-cell>
          <table:table-cell table:style-name="Table1.A2" office:value-type="string">
            <text:p text:style-name="P16"><text:span text:style-name="T1">Used to vectorise a quadratic polynomial. </text:span></text:p>
          </table:table-cell>
          <table:table-cell table:style-name="Table1.D2" office:value-type="string">
            <text:p text:style-name="P11">If all eigenvalues of M are positive then M is positive definite. If all eigenvalues of M are non-negative then M is positive sem-definite.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19:27:01.449637362</meta:creation-date>
    <meta:generator>LibreOffice/6.0.7.3$Linux_X86_64 LibreOffice_project/00m0$Build-3</meta:generator>
    <dc:date>2020-05-21T20:41:40.960958343</dc:date>
    <meta:editing-duration>PT42M29S</meta:editing-duration>
    <meta:editing-cycles>9</meta:editing-cycles>
    <meta:document-statistic meta:table-count="1" meta:image-count="0" meta:object-count="0" meta:page-count="1" meta:paragraph-count="51" meta:word-count="391" meta:character-count="2110" meta:non-whitespace-character-count="1774"/>
  </office:meta>
</office:document-meta>
</file>